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9.153cm"/>
      <style:paragraph-properties style:writing-mode="lr-tb"/>
    </style:style>
    <style:style style:name="gr3" style:family="graphic" style:parent-style-name="standard">
      <style:graphic-properties draw:stroke="none" draw:fill="none" fo:min-height="11.377cm"/>
      <style:paragraph-properties style:writing-mode="lr-tb"/>
    </style:style>
    <style:style style:name="gr4" style:family="graphic" style:parent-style-name="standard">
      <style:graphic-properties draw:stroke="none" draw:fill="none" fo:min-height="16.354cm"/>
      <style:paragraph-properties style:writing-mode="lr-tb"/>
    </style:style>
    <style:style style:name="gr5" style:family="graphic" style:parent-style-name="standard">
      <style:graphic-properties draw:stroke="none" draw:fill="none" fo:min-height="6.4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8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3" style:family="graphic" style:parent-style-name="standard">
      <style:graphic-properties draw:stroke="none" draw:fill="none" fo:min-height="9.244cm"/>
      <style:paragraph-properties style:writing-mode="lr-tb"/>
    </style:style>
    <style:style style:name="gr14" style:family="graphic" style:parent-style-name="standard">
      <style:graphic-properties draw:stroke="none" draw:fill="none" fo:min-height="4.97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16" style:family="graphic" style:parent-style-name="objectwithoutfill">
      <style:graphic-properties svg:stroke-width="0.106cm" svg:stroke-color="#81d41a" draw:marker-start-width="0.358cm" draw:marker-end="Puntas_20_de_20_flecha_20_1" draw:marker-end-width="0.458cm" draw:fill="none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stroke="none" draw:fill="none" fo:min-height="4.268cm"/>
      <style:paragraph-properties style:writing-mode="lr-tb"/>
    </style:style>
    <style:style style:name="gr19" style:family="graphic" style:parent-style-name="standard">
      <style:graphic-properties draw:stroke="none" draw:fill="none" fo:min-height="9.245cm"/>
      <style:paragraph-properties style:writing-mode="lr-tb"/>
    </style:style>
    <style:style style:name="gr2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9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4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35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80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4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66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13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4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style:writing-mode="lr-tb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loext:graphic-properties draw:fill-color="#00a65d"/>
      <style:paragraph-properties fo:text-align="center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="none"/>
    </style:style>
    <style:style style:name="P16" style:family="paragraph">
      <loext:graphic-properties draw:fill-color="#ed1c24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-color="#ffff38"/>
      <style:paragraph-properties fo:text-align="cente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color="#0066b3" loext:opacity="100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Eficiencia y <text:s/>numero de calculos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954cm" svg:height="29.403cm" svg:x="1.046cm" svg:y="1.086cm">
          <draw:text-box>
            <text:p>Algoritmo y numero de calculos.</text:p>
            <text:p/>
            <text:p/>
            <text:p/>
            <text:p>Veamos ahora el algoritmo que este sistema utiliza para resolver problemas.</text:p>
            <text:p/>
            <text:p>Un algoritmo es un conjunto ordenado de pasos u operaciones que describen el proceso que se utiliza para resolver un problema.</text:p>
            <text:p/>
            <text:p>Por ejemplo,</text:p>
            <text:p>para ordenar un mazo de cartas podriamos utilizar diferentes metodos (o algoritmos)</text:p>
            <text:p>algunos metodos ordenaran el mazo de naipes con menos operaciones que otros.</text:p>
            <text:p/>
            <text:p>Digamos que quiero</text:p>
            <text:p>ordenar una baraja de 50 naipes</text:p>
            <text:p/>
            <text:p>comentare 2 metodos diferentes (existen muchos mas)</text:p>
            <text:p/>
            <text:p>en el primero,</text:p>
            <text:p>revisare los 50 naipes comparandolos para separar el de valor mas bajo.</text:p>
            <text:p>despues de revisar los 50 tengo ya el naipe de menor valor separado de la baraja.</text:p>
            <text:p>ahora repito la operacion con los 49 naipes restantes, y separo la segunda de menor valor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3" draw:layer="layout" svg:width="19.135cm" svg:height="11.627cm" svg:x="0.865cm" svg:y="0.936cm">
          <draw:text-box>
            <text:p/>
            <text:p>repito la operacion con los 48 restantes para obtener la tercera.</text:p>
            <text:p>y reviso otra vez el mazo para extraer otra.</text:p>
            <text:p>y continuo repitiendo este proceso hasta que ya no queden cartas.</text:p>
            <text:p>entonces tendre el mazo ordenado de menor a mayor.</text:p>
            <text:p/>
            <text:p>cuantas operaciones han sido necesarias ?</text:p>
            <text:p/>
            <text:p>50 + (50 - 1) + (50 - 2) + (50 - 3) + ... + (50 - 49) </text:p>
            <text:p/>
            <text:p>Si el numero de elementos a ordenar es "N",</text:p>
            <text:p>Podemos decir que el coste de este metodo es del ordeN de N*N</text:p>
            <text:p/>
            <text:p>Es decir, en el caso de esta baraja deberiamos pensar en algo como 50 por 50 operaciones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4" draw:text-style-name="P3" draw:layer="layout" svg:width="18.994cm" svg:height="16.604cm" svg:x="1.006cm" svg:y="1.069cm">
          <draw:text-box>
            <text:p>Veamos otro metodo.</text:p>
            <text:p>sobre la mesa reservamos espacio para todas las cartas con un rectangulo para cada carta.</text:p>
            <text:p>miro la primera carta, es un 10, la coloco en el espacio reservado para el 10.</text:p>
            <text:p>miro la segunda carta, es un 5, la coloco en el espacio reservado para el 5.</text:p>
            <text:p>y continuo con todas las cartas.</text:p>
            <text:p/>
            <text:p>Despues de revisar el mazo una vez, todas las cartas han quedado ordenadas.</text:p>
            <text:p>Si el numero de elementos a ordenar es "N", </text:p>
            <text:p>podemos decir que el coste de este metodo es del orden de N.</text:p>
            <text:p/>
            <text:p/>
            <text:p>Comparando los 2 metodos,</text:p>
            <text:p>el primero ha ordenado el mazo despues de 50 por 50 operaciones</text:p>
            <text:p>el segundo ha ordenado el mazo despues de 50 operaciones.</text:p>
            <text:p/>
            <text:p>el segundo necesita menos operaciones para realizar el mismo trabajo.</text:p>
            <text:p>el segundo metodo es mas eficiente que el primer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5" draw:text-style-name="P5" draw:layer="layout" svg:width="18.996cm" svg:height="6.65cm" svg:x="1.004cm" svg:y="8.037cm">
          <draw:text-box>
            <text:p><text:span text:style-name="T3">Recordemos el problema.</text:span></text:p>
            <text:p><text:span text:style-name="T3"/></text:p>
            <text:p><text:span text:style-name="T3">Estamos en la entrada de un laberinto,</text:span></text:p>
            <text:p><text:span text:style-name="T3">y queremos saber cual es el camino que va desde la entrada, hasta la salida.</text:span></text:p>
            <text:p><text:span text:style-name="T3"/></text:p>
            <text:p><text:span text:style-name="T3">La entrada esta en 'A1',</text:span></text:p>
            <text:p><text:span text:style-name="T3">y la salida esta en 'H8'.</text:span></text:p>
          </draw:text-box>
        </draw:frame>
        <draw:frame draw:style-name="gr6" draw:text-style-name="P6" draw:layer="layout" svg:width="6.363cm" svg:height="6.376cm" svg:x="9.841cm" svg:y="11.526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7" draw:text-style-name="P7" draw:layer="layout" svg:width="1.836cm" svg:height="0.569cm" svg:x="14.005cm" svg:y="18.003cm">
          <draw:text-box>
            <text:p><text:span text:style-name="T4">(dibujo 15)</text:span></text:p>
          </draw:text-box>
        </draw:frame>
        <draw:custom-shape draw:style-name="gr8" draw:text-style-name="P8" draw:layer="layout" svg:width="0.6cm" svg:height="0.6cm" svg:x="10.204cm" svg:y="16.9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5.104cm" svg:y="11.9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0.8cm" svg:x="10.804cm" svg:y="18.102cm">
          <text:p text:style-name="P10"><text:span text:style-name="T5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2" draw:layer="layout" svg:width="2.4cm" svg:height="0.8cm" svg:x="15.604cm" svg:y="13.102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3" draw:layer="layout" svg:width="0.853cm" svg:height="0.839cm" svg:x="10.854cm" svg:y="16.005cm">
          <draw:text-box>
            <text:p><text:span text:style-name="T6">1</text:span></text:p>
          </draw:text-box>
        </draw:frame>
        <draw:frame draw:style-name="gr12" draw:text-style-name="P13" draw:layer="layout" svg:width="0.853cm" svg:height="0.839cm" svg:x="11.455cm" svg:y="15.306cm">
          <draw:text-box>
            <text:p><text:span text:style-name="T6">2</text:span></text:p>
          </draw:text-box>
        </draw:frame>
        <draw:frame draw:style-name="gr12" draw:text-style-name="P13" draw:layer="layout" svg:width="0.853cm" svg:height="0.839cm" svg:x="12.255cm" svg:y="14.606cm">
          <draw:text-box>
            <text:p><text:span text:style-name="T6">3</text:span></text:p>
          </draw:text-box>
        </draw:frame>
        <draw:frame draw:style-name="gr12" draw:text-style-name="P13" draw:layer="layout" svg:width="0.853cm" svg:height="0.839cm" svg:x="12.956cm" svg:y="14.007cm">
          <draw:text-box>
            <text:p><text:span text:style-name="T6">4</text:span></text:p>
          </draw:text-box>
        </draw:frame>
        <draw:frame draw:style-name="gr12" draw:text-style-name="P13" draw:layer="layout" svg:width="0.853cm" svg:height="0.839cm" svg:x="13.657cm" svg:y="13.308cm">
          <draw:text-box>
            <text:p><text:span text:style-name="T6">5</text:span></text:p>
          </draw:text-box>
        </draw:frame>
        <draw:frame draw:style-name="gr12" draw:text-style-name="P13" draw:layer="layout" svg:width="0.853cm" svg:height="0.839cm" svg:x="14.358cm" svg:y="12.609cm">
          <draw:text-box>
            <text:p><text:span text:style-name="T6">6</text:span></text:p>
          </draw:text-box>
        </draw:frame>
        <draw:frame draw:style-name="gr12" draw:text-style-name="P13" draw:layer="layout" svg:width="0.853cm" svg:height="0.839cm" svg:x="15.059cm" svg:y="11.91cm">
          <draw:text-box>
            <text:p><text:span text:style-name="T6">7</text:span></text:p>
          </draw:text-box>
        </draw:frame>
        <draw:frame draw:style-name="gr12" draw:text-style-name="P13" draw:layer="layout" svg:width="0.853cm" svg:height="0.839cm" svg:x="10.155cm" svg:y="16.806cm">
          <draw:text-box>
            <text:p><text:span text:style-name="T6">0</text:span></text:p>
          </draw:text-box>
        </draw:frame>
        <draw:frame draw:style-name="gr13" draw:text-style-name="P5" draw:layer="layout" svg:width="19.019cm" svg:height="9.494cm" svg:x="0.981cm" svg:y="19.4cm">
          <draw:text-box>
            <text:p><text:span text:style-name="T3"/></text:p>
            <text:p><text:span text:style-name="T3">La distancia que separa la entrada de la salida es de 7 casillas.</text:span></text:p>
            <text:p><text:span text:style-name="T3"/></text:p>
            <text:p><text:span text:style-name="T3">Hemos establecido que un paso es de una casilla.</text:span></text:p>
            <text:p><text:span text:style-name="T3">No menos, no mas.</text:span></text:p>
            <text:p><text:span text:style-name="T3"/></text:p>
            <text:p><text:span text:style-name="T3">De modo que para encontrar la salida serán necesarios al menos 7 pasos.</text:span></text:p>
            <text:p><text:span text:style-name="T3">Porque esta distancia no puede ser recorrida en menos pasos.</text:span></text:p>
            <text:p><text:span text:style-name="T3"/></text:p>
            <text:p><text:span text:style-name="T3">7 pasos como mínimo,</text:span></text:p>
            <text:p><text:span text:style-name="T3">pero pueden ser mas dependiendo del metodo que utilice para explorar el tablero de juego.</text:span></text:p>
          </draw:text-box>
        </draw:frame>
        <draw:frame draw:style-name="gr14" draw:text-style-name="P3" draw:layer="layout" svg:width="18.669cm" svg:height="5.228cm" svg:x="1.131cm" svg:y="1.052cm">
          <draw:text-box>
            <text:p>veamos ahora como el sistema de seres vivientes ha resuelto el problema del laberinto,</text:p>
            <text:p/>
            <text:p>y veamos como podemos mejorarlo para que resuelva el problema con menos pasos,</text:p>
            <text:p/>
            <text:p>haciendolo mas eficiente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6" draw:text-style-name="P6" draw:layer="layout" svg:width="6.363cm" svg:height="6.376cm" svg:x="6.939cm" svg:y="20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7" draw:layer="layout" svg:width="1.679cm" svg:height="0.569cm" svg:x="11.103cm" svg:y="26.902cm">
          <draw:text-box>
            <text:p><text:span text:style-name="T4">(dibujo 5)</text:span></text:p>
          </draw:text-box>
        </draw:frame>
        <draw:custom-shape draw:style-name="gr8" draw:text-style-name="P8" draw:layer="layout" svg:width="0.6cm" svg:height="0.6cm" svg:x="7.302cm" svg:y="25.8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2.202cm" svg:y="20.8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0.8cm" svg:x="7.902cm" svg:y="27.001cm">
          <text:p text:style-name="P10"><text:span text:style-name="T5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2" draw:layer="layout" svg:width="2.4cm" svg:height="0.8cm" svg:x="12.702cm" svg:y="22.001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6" draw:layer="layout" svg:width="6.363cm" svg:height="6.376cm" svg:x="1.941cm" svg:y="10.6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7" draw:layer="layout" svg:width="1.679cm" svg:height="0.569cm" svg:x="6.105cm" svg:y="17.102cm">
          <draw:text-box>
            <text:p><text:span text:style-name="T4">(dibujo 5)</text:span></text:p>
          </draw:text-box>
        </draw:frame>
        <draw:custom-shape draw:style-name="gr8" draw:text-style-name="P8" draw:layer="layout" svg:width="0.6cm" svg:height="0.6cm" svg:x="2.304cm" svg:y="16.0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7.204cm" svg:y="11.0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4cm" svg:height="0.8cm" svg:x="7.704cm" svg:y="12.201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6" draw:layer="layout" svg:width="6.363cm" svg:height="6.376cm" svg:x="11.541cm" svg:y="12.0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7" draw:layer="layout" svg:width="1.679cm" svg:height="0.569cm" svg:x="15.705cm" svg:y="18.502cm">
          <draw:text-box>
            <text:p><text:span text:style-name="T4">(dibujo 5)</text:span></text:p>
          </draw:text-box>
        </draw:frame>
        <draw:custom-shape draw:style-name="gr8" draw:text-style-name="P8" draw:layer="layout" svg:width="0.6cm" svg:height="0.6cm" svg:x="11.904cm" svg:y="17.4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6.804cm" svg:y="12.4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4cm" svg:height="0.8cm" svg:x="17.304cm" svg:y="13.601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" draw:text-style-name="P6" draw:layer="layout" svg:x1="3.2cm" svg:y1="15.6cm" svg:x2="7cm" svg:y2="11.8cm">
          <text:p/>
        </draw:line>
        <draw:line draw:style-name="gr16" draw:text-style-name="P6" draw:layer="layout" svg:x1="12.2cm" svg:y1="17cm" svg:x2="12.226cm" svg:y2="12.673cm">
          <text:p/>
        </draw:line>
        <draw:line draw:style-name="gr16" draw:text-style-name="P6" draw:layer="layout" svg:x1="12.426cm" svg:y1="12.8cm" svg:x2="16.6cm" svg:y2="12.727cm">
          <text:p/>
        </draw:line>
        <draw:line draw:style-name="gr16" draw:text-style-name="P6" draw:layer="layout" svg:x1="7.8cm" svg:y1="21.9cm" svg:x2="11.974cm" svg:y2="21.827cm">
          <text:p/>
        </draw:line>
        <draw:line draw:style-name="gr16" draw:text-style-name="P6" draw:layer="layout" svg:x1="8.426cm" svg:y1="26.073cm" svg:x2="12.6cm" svg:y2="26cm">
          <text:p/>
        </draw:line>
        <draw:line draw:style-name="gr16" draw:text-style-name="P6" draw:layer="layout" svg:x1="8.226cm" svg:y1="24.673cm" svg:x2="12.4cm" svg:y2="24.6cm">
          <text:p/>
        </draw:line>
        <draw:line draw:style-name="gr16" draw:text-style-name="P6" draw:layer="layout" svg:x1="8.2cm" svg:y1="23.273cm" svg:x2="12.374cm" svg:y2="23.2cm">
          <text:p/>
        </draw:line>
        <draw:line draw:style-name="gr16" draw:text-style-name="P6" draw:layer="layout" svg:x1="12.174cm" svg:y1="25.373cm" svg:x2="8cm" svg:y2="25.373cm">
          <text:p/>
        </draw:line>
        <draw:line draw:style-name="gr16" draw:text-style-name="P6" draw:layer="layout" svg:x1="12.201cm" svg:y1="25.373cm" svg:x2="8.027cm" svg:y2="25.373cm">
          <text:p/>
        </draw:line>
        <draw:line draw:style-name="gr16" draw:text-style-name="P6" draw:layer="layout" svg:x1="12.201cm" svg:y1="23.973cm" svg:x2="8.027cm" svg:y2="23.973cm">
          <text:p/>
        </draw:line>
        <draw:line draw:style-name="gr16" draw:text-style-name="P6" draw:layer="layout" svg:x1="12.201cm" svg:y1="22.473cm" svg:x2="8.027cm" svg:y2="22.473cm">
          <text:p/>
        </draw:line>
        <draw:line draw:style-name="gr16" draw:text-style-name="P6" draw:layer="layout" svg:x1="12.4cm" svg:y1="22cm" svg:x2="12.4cm" svg:y2="21.227cm">
          <text:p/>
        </draw:line>
        <draw:frame draw:style-name="gr17" draw:text-style-name="P14" draw:layer="layout" svg:width="5.4cm" svg:height="0.962cm" svg:x="2.4cm" svg:y="9.2cm">
          <draw:text-box>
            <text:p><text:span text:style-name="T3">7 pasos</text:span></text:p>
          </draw:text-box>
        </draw:frame>
        <draw:frame draw:style-name="gr17" draw:text-style-name="P14" draw:layer="layout" svg:width="5.4cm" svg:height="0.962cm" svg:x="11.8cm" svg:y="10.5cm">
          <draw:text-box>
            <text:p><text:span text:style-name="T3">14 pasos</text:span></text:p>
          </draw:text-box>
        </draw:frame>
        <draw:frame draw:style-name="gr17" draw:text-style-name="P14" draw:layer="layout" svg:width="5.4cm" svg:height="0.962cm" svg:x="2.4cm" svg:y="9.2cm">
          <draw:text-box>
            <text:p><text:span text:style-name="T3">7 pasos</text:span></text:p>
          </draw:text-box>
        </draw:frame>
        <draw:frame draw:style-name="gr17" draw:text-style-name="P14" draw:layer="layout" svg:width="5.4cm" svg:height="0.962cm" svg:x="7.4cm" svg:y="19.1cm">
          <draw:text-box>
            <text:p><text:span text:style-name="T3">56 pasos</text:span></text:p>
          </draw:text-box>
        </draw:frame>
        <draw:frame draw:style-name="gr18" draw:text-style-name="P5" draw:layer="layout" svg:width="18.86cm" svg:height="4.518cm" svg:x="1.14cm" svg:y="0.996cm">
          <draw:text-box>
            <text:p><text:span text:style-name="T3">Recordemos que </text:span></text:p>
            <text:p><text:span text:style-name="T3">el sistema no sabe a priori adonde se encuentra la salida.</text:span></text:p>
            <text:p><text:span text:style-name="T3">Y tendra que explorar el tablero para encontrarla.</text:span></text:p>
            <text:p><text:span text:style-name="T3"/></text:p>
            <text:p><text:span text:style-name="T3">Existen muchas formas diferentes de explorar el tablero,</text:span></text:p>
            <text:p><text:span text:style-name="T3">por ejemplo,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19" draw:text-style-name="P15" draw:layer="layout" svg:width="19.007cm" svg:height="9.495cm" svg:x="0.993cm" svg:y="1.072cm">
          <draw:text-box>
            <text:p>Recordemos ahora como ha resuelto el problema.</text:p>
            <text:p/>
            <text:p>Hemos creado un individuo, el primero de su especie, como un tablero con una ficha colocada en la entrada del laberinto.</text:p>
            <text:p>Representa el estado inicial.</text:p>
            <text:p>Digamos tambien que los individuos de esta especie se reproducen un segundo despues de nacer.</text:p>
            <text:p>y que al reproducirse, generan todos los hijos posibles de una vez, en la primera generacion.</text:p>
            <text:p/>
            <text:p>Se produce una generacion cada segundo.</text:p>
            <text:p/>
            <text:p>Y ha sucedido lo siguiente,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6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10.8cm" svg:height="2cm" svg:x="1cm" svg:y="1.8cm">
          <draw:text-box>
            <text:p><text:span text:style-name="T3">Los posibles hijos de ‘A1’ estaran en las posiciones marcadas con X.</text:span></text:p>
          </draw:text-box>
        </draw:frame>
        <draw:frame draw:style-name="gr15" draw:text-style-name="P7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12" draw:text-style-name="P17" draw:layer="layout" svg:width="0.853cm" svg:height="0.839cm" svg:x="2.647cm" svg:y="9.1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3.348cm" svg:y="9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3.348cm" svg:y="9.8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6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2" draw:text-style-name="P14" draw:layer="layout" svg:width="9.202cm" svg:height="2.384cm" svg:x="10.3cm" svg:y="4.5cm">
          <draw:text-box>
            <text:p><text:span text:style-name="T3">Todos ellos naceran </text:span></text:p>
            <text:p><text:span text:style-name="T3">con la primera generacion, </text:span></text:p>
            <text:p><text:span text:style-name="T3">entre ellos ‘B2’</text:span></text:p>
          </draw:text-box>
        </draw:frame>
        <draw:custom-shape draw:style-name="gr23" draw:text-style-name="P18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6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10.8cm" svg:height="2.6cm" svg:x="1cm" svg:y="15.1cm">
          <draw:text-box>
            <text:p><text:span text:style-name="T3">Los posible hijos de ‘B2’</text:span></text:p>
            <text:p><text:span text:style-name="T3">ocuparan las posiciones </text:span></text:p>
            <text:p><text:span text:style-name="T3">marcadas con X</text:span></text:p>
          </draw:text-box>
        </draw:frame>
        <draw:frame draw:style-name="gr15" draw:text-style-name="P7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12" draw:text-style-name="P17" draw:layer="layout" svg:width="0.853cm" svg:height="0.839cm" svg:x="2.647cm" svg:y="22.8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4.048cm" svg:y="22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3.348cm" svg:y="23.5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6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26" draw:text-style-name="P14" draw:layer="layout" svg:width="9.235cm" svg:height="2.384cm" svg:x="10.8cm" svg:y="17.5cm">
          <draw:text-box>
            <text:p><text:span text:style-name="T3">Todos ellos naceran </text:span></text:p>
            <text:p><text:span text:style-name="T3">con la segunda generacion </text:span></text:p>
            <text:p><text:span text:style-name="T3">entre ellos ‘C3’</text:span></text:p>
          </draw:text-box>
        </draw:frame>
        <draw:custom-shape draw:style-name="gr23" draw:text-style-name="P18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7" draw:layer="layout" svg:width="0.853cm" svg:height="0.839cm" svg:x="4.049cm" svg:y="22.1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3.349cm" svg:y="22.1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4.049cm" svg:y="23.5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4.049cm" svg:y="22.8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2.649cm" svg:y="22.1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2.649cm" svg:y="23.502cm">
          <draw:text-box>
            <text:p><text:span text:style-name="T7">X</text:span></text:p>
          </draw:text-box>
        </draw:frame>
        <draw:frame draw:style-name="gr27" draw:text-style-name="P7" draw:layer="layout" svg:width="2.61cm" svg:height="0.887cm" svg:x="2.502cm" svg:y="11.102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28" draw:text-style-name="P7" draw:layer="layout" svg:width="2.957cm" svg:height="0.887cm" svg:x="13.402cm" svg:y="14.102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8" draw:text-style-name="P7" draw:layer="layout" svg:width="2.957cm" svg:height="0.887cm" svg:x="2.603cm" svg:y="24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9" draw:text-style-name="P7" draw:layer="layout" svg:width="3.398cm" svg:height="0.887cm" svg:x="13.403cm" svg:y="27.703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6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10.8cm" svg:height="2.6cm" svg:x="1cm" svg:y="2.2cm">
          <draw:text-box>
            <text:p><text:span text:style-name="T3">Los posibles hijos de ‘C3’</text:span></text:p>
            <text:p><text:span text:style-name="T3">Ocuparan las posiciones </text:span></text:p>
            <text:p><text:span text:style-name="T3">marcadas con X</text:span></text:p>
          </draw:text-box>
        </draw:frame>
        <draw:frame draw:style-name="gr30" draw:text-style-name="P7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2" draw:text-style-name="P17" draw:layer="layout" svg:width="0.853cm" svg:height="0.839cm" svg:x="3.347cm" svg:y="10.1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4.748cm" svg:y="9.4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4.048cm" svg:y="10.8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6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26" draw:text-style-name="P14" draw:layer="layout" svg:width="9.235cm" svg:height="2.384cm" svg:x="10.2cm" svg:y="5.4cm">
          <draw:text-box>
            <text:p><text:span text:style-name="T3">Todos ellos naceran </text:span></text:p>
            <text:p text:style-name="P19"><text:span text:style-name="T3">con la tercera generacion </text:span></text:p>
            <text:p text:style-name="P19"><text:span text:style-name="T3">entre ellos ‘D4’</text:span></text:p>
          </draw:text-box>
        </draw:frame>
        <draw:custom-shape draw:style-name="gr23" draw:text-style-name="P18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7" draw:layer="layout" svg:width="0.853cm" svg:height="0.839cm" svg:x="4.749cm" svg:y="9.4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4.049cm" svg:y="9.4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4.749cm" svg:y="10.8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4.749cm" svg:y="10.1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3.349cm" svg:y="9.4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3.349cm" svg:y="10.802cm">
          <draw:text-box>
            <text:p><text:span text:style-name="T7">X</text:span></text:p>
          </draw:text-box>
        </draw:frame>
        <draw:frame draw:style-name="gr6" draw:text-style-name="P6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6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4" draw:layer="layout" svg:width="10.8cm" svg:height="2.7cm" svg:x="1.001cm" svg:y="15.4cm">
          <draw:text-box>
            <text:p><text:span text:style-name="T3">Los posibles hijos de ‘D4’</text:span></text:p>
            <text:p text:style-name="P19"><text:span text:style-name="T3">Ocuparan las posiciones </text:span></text:p>
            <text:p text:style-name="P19"><text:span text:style-name="T3">marcadas con X</text:span></text:p>
          </draw:text-box>
        </draw:frame>
        <draw:frame draw:style-name="gr30" draw:text-style-name="P7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2" draw:text-style-name="P17" draw:layer="layout" svg:width="0.853cm" svg:height="0.839cm" svg:x="4.048cm" svg:y="21.8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5.449cm" svg:y="21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4.749cm" svg:y="22.5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6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3cm" svg:y="28.001cm">
          <draw:text-box>
            <text:p><text:span text:style-name="T4">(dibujo 12)</text:span></text:p>
          </draw:text-box>
        </draw:frame>
        <draw:custom-shape draw:style-name="gr23" draw:text-style-name="P18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7" draw:layer="layout" svg:width="0.853cm" svg:height="0.839cm" svg:x="5.45cm" svg:y="21.1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4.75cm" svg:y="21.1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5.45cm" svg:y="22.5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5.45cm" svg:y="21.8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4.05cm" svg:y="21.1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4.05cm" svg:y="22.502cm">
          <draw:text-box>
            <text:p><text:span text:style-name="T7">X</text:span></text:p>
          </draw:text-box>
        </draw:frame>
        <draw:frame draw:style-name="gr29" draw:text-style-name="P7" draw:layer="layout" svg:width="3.398cm" svg:height="0.887cm" svg:x="2.503cm" svg:y="12.704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draw:frame draw:style-name="gr32" draw:text-style-name="P7" draw:layer="layout" svg:width="3.851cm" svg:height="0.887cm" svg:x="13.403cm" svg:y="15.604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2" draw:text-style-name="P7" draw:layer="layout" svg:width="3.851cm" svg:height="0.887cm" svg:x="2.404cm" svg:y="25.105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3" draw:text-style-name="P7" draw:layer="layout" svg:width="4.304cm" svg:height="0.887cm" svg:x="13.004cm" svg:y="27.905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26" draw:text-style-name="P14" draw:layer="layout" svg:width="9.235cm" svg:height="2.384cm" svg:x="10.201cm" svg:y="18.2cm">
          <draw:text-box>
            <text:p><text:span text:style-name="T3">Todos ellos naceran </text:span></text:p>
            <text:p text:style-name="P19"><text:span text:style-name="T3">con la cuarta generacion </text:span></text:p>
            <text:p text:style-name="P19"><text:span text:style-name="T3">entre ellos ‘E5’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6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2" draw:text-style-name="P17" draw:layer="layout" svg:width="0.853cm" svg:height="0.839cm" svg:x="4.747cm" svg:y="8.8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6.148cm" svg:y="8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5.448cm" svg:y="9.5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6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15.701cm">
          <draw:text-box>
            <text:p><text:span text:style-name="T4">(dibujo 12)</text:span></text:p>
          </draw:text-box>
        </draw:frame>
        <draw:custom-shape draw:style-name="gr23" draw:text-style-name="P18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7" draw:layer="layout" svg:width="0.853cm" svg:height="0.839cm" svg:x="6.149cm" svg:y="8.1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5.449cm" svg:y="8.1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6.149cm" svg:y="9.5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6.149cm" svg:y="8.8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4.749cm" svg:y="8.1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4.749cm" svg:y="9.502cm">
          <draw:text-box>
            <text:p><text:span text:style-name="T7">X</text:span></text:p>
          </draw:text-box>
        </draw:frame>
        <draw:frame draw:style-name="gr6" draw:text-style-name="P6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6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2" draw:text-style-name="P17" draw:layer="layout" svg:width="0.853cm" svg:height="0.839cm" svg:x="5.448cm" svg:y="20.4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6.849cm" svg:y="19.7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6.149cm" svg:y="21.1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6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3cm" svg:y="28.001cm">
          <draw:text-box>
            <text:p><text:span text:style-name="T4">(dibujo 12)</text:span></text:p>
          </draw:text-box>
        </draw:frame>
        <draw:custom-shape draw:style-name="gr23" draw:text-style-name="P18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7" draw:layer="layout" svg:width="0.853cm" svg:height="0.839cm" svg:x="6.85cm" svg:y="19.7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6.15cm" svg:y="19.7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6.85cm" svg:y="21.1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6.85cm" svg:y="20.4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5.45cm" svg:y="19.7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5.45cm" svg:y="21.102cm">
          <draw:text-box>
            <text:p><text:span text:style-name="T7">X</text:span></text:p>
          </draw:text-box>
        </draw:frame>
        <draw:frame draw:style-name="gr33" draw:text-style-name="P7" draw:layer="layout" svg:width="4.304cm" svg:height="0.887cm" svg:x="2.204cm" svg:y="12.606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34" draw:text-style-name="P7" draw:layer="layout" svg:width="4.744cm" svg:height="0.887cm" svg:x="12.904cm" svg:y="15.706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4" draw:text-style-name="P7" draw:layer="layout" svg:width="4.744cm" svg:height="0.887cm" svg:x="1.904cm" svg:y="25.007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5" draw:text-style-name="P7" draw:layer="layout" svg:width="5.167cm" svg:height="0.887cm" svg:x="12.404cm" svg:y="27.907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31" draw:text-style-name="P14" draw:layer="layout" svg:width="10.8cm" svg:height="2.7cm" svg:x="1.001cm" svg:y="2.1cm">
          <draw:text-box>
            <text:p><text:span text:style-name="T3">Los posibles hijos de ‘E5’</text:span></text:p>
            <text:p text:style-name="P19"><text:span text:style-name="T3">Ocuparan las posiciones </text:span></text:p>
            <text:p text:style-name="P19"><text:span text:style-name="T3">marcadas con X</text:span></text:p>
          </draw:text-box>
        </draw:frame>
        <draw:frame draw:style-name="gr31" draw:text-style-name="P14" draw:layer="layout" svg:width="10.8cm" svg:height="2.7cm" svg:x="1.001cm" svg:y="15.4cm">
          <draw:text-box>
            <text:p><text:span text:style-name="T3">Los posibles hijos de ‘F6’</text:span></text:p>
            <text:p text:style-name="P19"><text:span text:style-name="T3">Ocuparan las posiciones </text:span></text:p>
            <text:p text:style-name="P19"><text:span text:style-name="T3">marcadas con X</text:span></text:p>
          </draw:text-box>
        </draw:frame>
        <draw:frame draw:style-name="gr26" draw:text-style-name="P14" draw:layer="layout" svg:width="9.235cm" svg:height="2.384cm" svg:x="10.201cm" svg:y="5.4cm">
          <draw:text-box>
            <text:p><text:span text:style-name="T3">Todos ellos naceran </text:span></text:p>
            <text:p text:style-name="P19"><text:span text:style-name="T3">con la quinta generacion </text:span></text:p>
            <text:p text:style-name="P19"><text:span text:style-name="T3">entre ellos ‘F6’</text:span></text:p>
          </draw:text-box>
        </draw:frame>
        <draw:frame draw:style-name="gr26" draw:text-style-name="P14" draw:layer="layout" svg:width="9.235cm" svg:height="2.384cm" svg:x="10.201cm" svg:y="18.3cm">
          <draw:text-box>
            <text:p><text:span text:style-name="T3">Todos ellos naceran </text:span></text:p>
            <text:p text:style-name="P19"><text:span text:style-name="T3">con la sexta generacion </text:span></text:p>
            <text:p text:style-name="P19"><text:span text:style-name="T3">entre ellos ‘G7’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6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2" draw:text-style-name="P17" draw:layer="layout" svg:width="0.853cm" svg:height="0.839cm" svg:x="6.147cm" svg:y="7.4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7.548cm" svg:y="6.7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6.848cm" svg:y="8.1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6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15.701cm">
          <draw:text-box>
            <text:p><text:span text:style-name="T4">(dibujo 12)</text:span></text:p>
          </draw:text-box>
        </draw:frame>
        <draw:custom-shape draw:style-name="gr23" draw:text-style-name="P18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7" draw:layer="layout" svg:width="0.853cm" svg:height="0.839cm" svg:x="7.549cm" svg:y="6.7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6.849cm" svg:y="6.7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7.549cm" svg:y="8.1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7.549cm" svg:y="7.4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6.149cm" svg:y="6.7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6.149cm" svg:y="8.102cm">
          <draw:text-box>
            <text:p><text:span text:style-name="T7">X</text:span></text:p>
          </draw:text-box>
        </draw:frame>
        <draw:frame draw:style-name="gr36" draw:text-style-name="P14" draw:layer="layout" svg:width="18.2cm" svg:height="5.228cm" svg:x="1.4cm" svg:y="19.2cm">
          <draw:text-box>
            <text:p><text:span text:style-name="T3">Este individuo ‘H8’ representa el estado final que queríamos alcanzar.</text:span></text:p>
            <text:p><text:span text:style-name="T3">Y tiene la respuesta al problema.</text:span></text:p>
            <text:p><text:span text:style-name="T3"/></text:p>
            <text:p><text:span text:style-name="T3">Su lista de antepasados es :</text:span></text:p>
            <text:p text:style-name="P19"><text:span text:style-name="T3">-”A1-B2-C3-D4-E5-F6-G7-H8”-</text:span></text:p>
            <text:p><text:span text:style-name="T3"/></text:p>
          </draw:text-box>
        </draw:frame>
        <draw:frame draw:style-name="gr37" draw:text-style-name="P14" draw:layer="layout" svg:width="18.388cm" svg:height="1.673cm" svg:x="1.5cm" svg:y="26.6cm">
          <draw:text-box>
            <text:p><text:span text:style-name="T3">Y esa es la respuesta al problema,</text:span></text:p>
            <text:p><text:span text:style-name="T3">el camino que va desde la entrada, hasta la salida del laberinto.</text:span></text:p>
          </draw:text-box>
        </draw:frame>
        <draw:frame draw:style-name="gr35" draw:text-style-name="P7" draw:layer="layout" svg:width="5.167cm" svg:height="0.887cm" svg:x="1.405cm" svg:y="12.708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38" draw:text-style-name="P7" draw:layer="layout" svg:width="5.637cm" svg:height="0.887cm" svg:x="11.605cm" svg:y="15.708cm">
          <draw:text-box>
            <text:p><text:span text:style-name="T4">Posición= ‘H8’</text:span></text:p>
            <text:p><text:span text:style-name="T4">Antepasados = ‘A1-B2-C3-D4-E5-F6-G7’</text:span></text:p>
          </draw:text-box>
        </draw:frame>
        <draw:frame draw:style-name="gr26" draw:text-style-name="P14" draw:layer="layout" svg:width="9.235cm" svg:height="2.384cm" svg:x="10.201cm" svg:y="6.2cm">
          <draw:text-box>
            <text:p><text:span text:style-name="T3">Todos ellos naceran </text:span></text:p>
            <text:p text:style-name="P19"><text:span text:style-name="T3">con la septima generacion </text:span></text:p>
            <text:p text:style-name="P19"><text:span text:style-name="T3">entre ellos ‘H8’</text:span></text:p>
          </draw:text-box>
        </draw:frame>
        <draw:frame draw:style-name="gr31" draw:text-style-name="P14" draw:layer="layout" svg:width="10.8cm" svg:height="2.7cm" svg:x="1.001cm" svg:y="2.4cm">
          <draw:text-box>
            <text:p><text:span text:style-name="T3">Los posibles hijos de ‘G7’</text:span></text:p>
            <text:p text:style-name="P19"><text:span text:style-name="T3">Ocuparan las posiciones </text:span></text:p>
            <text:p text:style-name="P19"><text:span text:style-name="T3">marcadas con X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draw:frame draw:style-name="gr39" draw:text-style-name="P20" draw:layer="layout" svg:width="18.4cm" svg:height="12.027cm" svg:x="1.4cm" svg:y="1.373cm">
          <draw:text-box>
            <text:p>Ya tenemos todo lo necesario.</text:p>
            <text:p>Veamos paso a paso como resuelve el problema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6" draw:text-style-name="P6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7" draw:layer="layout" svg:width="1.679cm" svg:height="0.569cm" svg:x="11.103cm" svg:y="23.902cm">
          <draw:text-box>
            <text:p><text:span text:style-name="T4">(dibujo 5)</text:span></text:p>
          </draw:text-box>
        </draw:frame>
        <draw:custom-shape draw:style-name="gr8" draw:text-style-name="P8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0.8cm" svg:x="7.902cm" svg:y="24.001cm">
          <text:p text:style-name="P10"><text:span text:style-name="T5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2" draw:layer="layout" svg:width="2.4cm" svg:height="0.8cm" svg:x="12.702cm" svg:y="19.001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40" draw:text-style-name="P20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6" draw:text-style-name="P6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6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1.679cm" svg:height="0.569cm" svg:x="11.202cm" svg:y="13.301cm">
          <draw:text-box>
            <text:p><text:span text:style-name="T4">(dibujo 1)</text:span></text:p>
          </draw:text-box>
        </draw:frame>
        <draw:frame draw:style-name="gr41" draw:text-style-name="P20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draw:style-name="gr6" draw:text-style-name="P6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6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1.679cm" svg:height="0.569cm" svg:x="5.402cm" svg:y="7.701cm">
          <draw:text-box>
            <text:p><text:span text:style-name="T4">(dibujo 1)</text:span></text:p>
          </draw:text-box>
        </draw:frame>
        <draw:frame draw:style-name="gr6" draw:text-style-name="P6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6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6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1.679cm" svg:height="0.569cm" svg:x="17.4cm" svg:y="9.5cm">
          <draw:text-box>
            <text:p><text:span text:style-name="T4">(dibujo 2)</text:span></text:p>
          </draw:text-box>
        </draw:frame>
        <draw:frame draw:style-name="gr15" draw:text-style-name="P7" draw:layer="layout" svg:width="1.679cm" svg:height="0.569cm" svg:x="14.601cm" svg:y="19.301cm">
          <draw:text-box>
            <text:p><text:span text:style-name="T4">(dibujo 3)</text:span></text:p>
          </draw:text-box>
        </draw:frame>
        <draw:frame draw:style-name="gr6" draw:text-style-name="P6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6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1.679cm" svg:height="0.569cm" svg:x="5.902cm" svg:y="25.201cm">
          <draw:text-box>
            <text:p><text:span text:style-name="T4">(dibujo 4)</text:span></text:p>
          </draw:text-box>
        </draw:frame>
        <draw:custom-shape draw:style-name="gr42" draw:text-style-name="P21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21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21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6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6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6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6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0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43" draw:text-style-name="P20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44" draw:text-style-name="P22" draw:layer="layout" svg:width="11.637cm" svg:height="8.783cm" svg:x="1.2cm" svg:y="8.417cm">
          <draw:text-box>
            <text:p text:style-name="P19">Sus hijos serán como el, un tablero con una ficha.</text:p>
            <text:p text:style-name="P19">Pero no deben ser iguales, </text:p>
            <text:p text:style-name="P19">así que la ficha estará en otra posición.</text:p>
            <text:p text:style-name="P19"/>
            <text:p text:style-name="P19">Digamos que la ficha solo puede moverse una casilla en cada generación </text:p>
            <text:p text:style-name="P19">En cualquier dirección, pero solo una casilla.</text:p>
            <text:p/>
          </draw:text-box>
        </draw:frame>
        <draw:frame draw:style-name="gr15" draw:text-style-name="P7" draw:layer="layout" svg:width="1.679cm" svg:height="0.569cm" svg:x="17.4cm" svg:y="15cm">
          <draw:text-box>
            <text:p><text:span text:style-name="T4">(dibujo 2)</text:span></text:p>
          </draw:text-box>
        </draw:frame>
        <draw:frame draw:style-name="gr15" draw:text-style-name="P7" draw:layer="layout" svg:width="1.679cm" svg:height="0.569cm" svg:x="16.601cm" svg:y="24.301cm">
          <draw:text-box>
            <text:p><text:span text:style-name="T4">(dibujo 3)</text:span></text:p>
          </draw:text-box>
        </draw:frame>
        <draw:frame draw:style-name="gr15" draw:text-style-name="P7" draw:layer="layout" svg:width="1.679cm" svg:height="0.569cm" svg:x="6.101cm" svg:y="28.001cm">
          <draw:text-box>
            <text:p><text:span text:style-name="T4">(dibujo 4)</text:span></text:p>
          </draw:text-box>
        </draw:frame>
        <draw:frame draw:style-name="gr15" draw:text-style-name="P7" draw:layer="layout" svg:width="1.679cm" svg:height="0.569cm" svg:x="5.401cm" svg:y="7.701cm">
          <draw:text-box>
            <text:p><text:span text:style-name="T4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45" draw:text-style-name="P20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15" draw:text-style-name="P7" draw:layer="layout" svg:width="1.679cm" svg:height="0.569cm" svg:x="11.101cm" svg:y="20.501cm">
          <draw:text-box>
            <text:p><text:span text:style-name="T4">(dibujo 5)</text:span></text:p>
          </draw:text-box>
        </draw:frame>
        <draw:custom-shape draw:style-name="gr8" draw:text-style-name="P8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0.8cm" svg:x="7.9cm" svg:y="20.6cm">
          <text:p text:style-name="P10"><text:span text:style-name="T5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2" draw:layer="layout" svg:width="2.4cm" svg:height="0.8cm" svg:x="12.7cm" svg:y="15.6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6" draw:text-style-name="P20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6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14" draw:layer="layout" svg:width="18.2cm" svg:height="27.98cm" svg:x="1cm" svg:y="1.4cm">
          <draw:text-box>
            <text:p><text:span text:style-name="T3">Como resuelvo el problema ?</text:span></text:p>
            <text:p><text:span text:style-name="T3"/></text:p>
            <text:p><text:span text:style-name="T3">Muy fácil</text:span></text:p>
            <text:p><text:span text:style-name="T3">Creo un tablero con una ficha en la entrada del laberinto, 'A1' (dibujo 6).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Con mi toque mágico, lo doto de vida, y le llamo Adán</text:span></text:p>
            <text:p><text:span text:style-name="T3"><text:s/></text:span></text:p>
            <text:p><text:span text:style-name="T3">Y le digo: </text:span></text:p>
            <text:p><text:span text:style-name="T3"/></text:p>
            <text:p><text:span text:style-name="T3">- que viva una larga vida</text:span></text:p>
            <text:p><text:span text:style-name="T3">- que no piense en nada y solo haga lo que quiera hacer</text:span></text:p>
            <text:p><text:span text:style-name="T3">- que tenga tantos hijos como pueda</text:span></text:p>
            <text:p><text:span text:style-name="T3">- y que igual hagan sus hijos</text:span></text:p>
            <text:p><text:span text:style-name="T3">- y los hijos de sus hijos</text:span></text:p>
            <text:p><text:span text:style-name="T3">- por toda la eternidad</text:span></text:p>
            <text:p><text:span text:style-name="T3"/></text:p>
            <text:p><text:span text:style-name="T3">No importa que el sepa cual es el problema que debo resolver, solo debe vivir, disfrutar, y nada mas.</text:span></text:p>
            <text:p><text:span text:style-name="T3">Esta vida es un regalo que yo le hago,</text:span></text:p>
            <text:p><text:span text:style-name="T3">solo con una condición</text:span></text:p>
            <text:p><text:span text:style-name="T3"/></text:p>
            <text:p><text:span text:style-name="T3">Si alguno de sus descendientes esta posicionado en la casilla 'H8' (la salida), debe hacérmelo saber.</text:span></text:p>
            <text:p><text:span text:style-name="T3"/></text:p>
            <text:p><text:span text:style-name="T3">Y entonces, </text:span></text:p>
            <text:p><text:span text:style-name="T3"><text:tab/></text:span><text:span text:style-name="T3"><text:tab/></text:span><text:span text:style-name="T3"><text:tab/></text:span><text:span text:style-name="T3">sucede lo siguiente ...</text:span></text:p>
            <text:p><text:span text:style-name="T3"/></text:p>
          </draw:text-box>
        </draw:frame>
        <draw:frame draw:style-name="gr15" draw:text-style-name="P7" draw:layer="layout" svg:width="1.679cm" svg:height="0.569cm" svg:x="12.701cm" svg:y="11.901cm">
          <draw:text-box>
            <text:p><text:span text:style-name="T4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6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14" draw:layer="layout" svg:width="10.8cm" svg:height="3.095cm" svg:x="1cm" svg:y="1.4cm">
          <draw:text-box>
            <text:p><text:span text:style-name="T3">Si ‘A1’ tiene todos los hijos posibles, </text:span></text:p>
            <text:p><text:span text:style-name="T3">estos ocuparían las posiciones (marcadas con X)</text:span></text:p>
            <text:p><text:span text:style-name="T3">que se muestran en el dibujo 7.</text:span></text:p>
          </draw:text-box>
        </draw:frame>
        <draw:frame draw:style-name="gr15" draw:text-style-name="P7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12" draw:text-style-name="P17" draw:layer="layout" svg:width="0.853cm" svg:height="0.839cm" svg:x="2.647cm" svg:y="9.1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3.348cm" svg:y="9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3.348cm" svg:y="9.8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6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2" draw:text-style-name="P14" draw:layer="layout" svg:width="9.202cm" svg:height="1.673cm" svg:x="10.2cm" svg:y="5.4cm">
          <draw:text-box>
            <text:p><text:span text:style-name="T3">Entonces, entre ellos nace ‘B2’</text:span></text:p>
            <text:p><text:span text:style-name="T3">(dibujo 8)</text:span></text:p>
          </draw:text-box>
        </draw:frame>
        <draw:custom-shape draw:style-name="gr23" draw:text-style-name="P18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6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4" draw:layer="layout" svg:width="10.8cm" svg:height="5.195cm" svg:x="1cm" svg:y="13cm">
          <draw:text-box>
            <text:p><text:span text:style-name="T3">Ahora que ‘B2’ esta vivo,</text:span></text:p>
            <text:p><text:span text:style-name="T3">también tendrá hijos.</text:span></text:p>
            <text:p><text:span text:style-name="T3">Y si tiene todos los posibles, </text:span></text:p>
            <text:p><text:span text:style-name="T3">estos ocuparían las posiciones (marcadas con X)</text:span></text:p>
            <text:p><text:span text:style-name="T3">que se muestran en el dibujo 9.</text:span></text:p>
          </draw:text-box>
        </draw:frame>
        <draw:frame draw:style-name="gr15" draw:text-style-name="P7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12" draw:text-style-name="P17" draw:layer="layout" svg:width="0.853cm" svg:height="0.839cm" svg:x="2.647cm" svg:y="22.8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4.048cm" svg:y="22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3.348cm" svg:y="23.5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6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26" draw:text-style-name="P14" draw:layer="layout" svg:width="9.235cm" svg:height="1.673cm" svg:x="10.2cm" svg:y="19.1cm">
          <draw:text-box>
            <text:p><text:span text:style-name="T3">Entonces, entre ellos nace ‘C3’</text:span></text:p>
            <text:p><text:span text:style-name="T3">(dibujo 10)</text:span></text:p>
          </draw:text-box>
        </draw:frame>
        <draw:custom-shape draw:style-name="gr23" draw:text-style-name="P18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7" draw:layer="layout" svg:width="0.853cm" svg:height="0.839cm" svg:x="4.049cm" svg:y="22.1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3.349cm" svg:y="22.1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4.049cm" svg:y="23.5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4.049cm" svg:y="22.8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2.649cm" svg:y="22.1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2.649cm" svg:y="23.502cm">
          <draw:text-box>
            <text:p><text:span text:style-name="T7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6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4" draw:layer="layout" svg:width="10.8cm" svg:height="5.195cm" svg:x="1cm" svg:y="1cm">
          <draw:text-box>
            <text:p><text:span text:style-name="T3">Y ahora que ‘C3’ esta vivo,</text:span></text:p>
            <text:p><text:span text:style-name="T3">también tendrá hijos.</text:span></text:p>
            <text:p><text:span text:style-name="T3">Y si tiene todos los posibles, </text:span></text:p>
            <text:p><text:span text:style-name="T3">estos ocuparían las posiciones (marcadas con X)</text:span></text:p>
            <text:p><text:span text:style-name="T3">que se muestran en el dibujo 11.</text:span></text:p>
          </draw:text-box>
        </draw:frame>
        <draw:frame draw:style-name="gr30" draw:text-style-name="P7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2" draw:text-style-name="P17" draw:layer="layout" svg:width="0.853cm" svg:height="0.839cm" svg:x="3.347cm" svg:y="10.1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4.748cm" svg:y="9.4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4.048cm" svg:y="10.8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6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26" draw:text-style-name="P14" draw:layer="layout" svg:width="9.235cm" svg:height="1.673cm" svg:x="10.2cm" svg:y="7.1cm">
          <draw:text-box>
            <text:p><text:span text:style-name="T3">Entonces, entre ellos nace ‘D4’</text:span></text:p>
            <text:p><text:span text:style-name="T3">(dibujo 12)</text:span></text:p>
          </draw:text-box>
        </draw:frame>
        <draw:custom-shape draw:style-name="gr23" draw:text-style-name="P18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7" draw:layer="layout" svg:width="0.853cm" svg:height="0.839cm" svg:x="4.749cm" svg:y="9.4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4.049cm" svg:y="9.4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4.749cm" svg:y="10.8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4.749cm" svg:y="10.1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3.349cm" svg:y="9.402cm">
          <draw:text-box>
            <text:p><text:span text:style-name="T7">X</text:span></text:p>
          </draw:text-box>
        </draw:frame>
        <draw:frame draw:style-name="gr12" draw:text-style-name="P17" draw:layer="layout" svg:width="0.853cm" svg:height="0.839cm" svg:x="3.349cm" svg:y="10.802cm">
          <draw:text-box>
            <text:p><text:span text:style-name="T7">X</text:span></text:p>
          </draw:text-box>
        </draw:frame>
        <draw:frame draw:style-name="gr50" draw:text-style-name="P20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6" draw:text-style-name="P6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6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6.103cm" svg:y="25.401cm">
          <draw:text-box>
            <text:p><text:span text:style-name="T4">(dibujo 13)</text:span></text:p>
          </draw:text-box>
        </draw:frame>
        <draw:frame draw:style-name="gr51" draw:text-style-name="P20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37" draw:text-style-name="P20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draw:frame draw:style-name="gr52" draw:text-style-name="P14" draw:layer="layout" svg:width="18.8cm" svg:height="20.87cm" svg:x="1cm" svg:y="1.001cm">
          <draw:text-box>
            <text:p><text:span text:style-name="T3">Que ha sucedido ?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Podríamos decir que el problema se ha resuelto solo.</text:span></text:p>
            <text:p><text:span text:style-name="T3"/></text:p>
            <text:p><text:span text:style-name="T3">Nadie ha pensado.</text:span></text:p>
            <text:p><text:span text:style-name="T3"/></text:p>
            <text:p><text:span text:style-name="T3">No se ha utilizado un cerebro para resolver el problema.</text:span></text:p>
            <text:p><text:span text:style-name="T3"/></text:p>
            <text:p><text:span text:style-name="T3">Ninguno de los individuos involucrados en la resolución </text:span></text:p>
            <text:p><text:span text:style-name="T3">conocía el problema que queríamos resolver,</text:span></text:p>
            <text:p><text:span text:style-name="T3">y ninguno de ellos tenía un cerebro.</text:span></text:p>
            <text:p><text:span text:style-name="T3"/></text:p>
            <text:p><text:span text:style-name="T3">Solo es reproducción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Piénsalo unos días.</text:span></text:p>
            <text:p><text:span text:style-name="T3">La próxima semana empezaremos a sacar conclusiones.</text:span></text:p>
            <text:p><text:span text:style-name="T3"/></text:p>
            <text:p><text:span text:style-name="T3">Este sencillo experimento tiene muchas e importantes implicaciones.</text:span></text:p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untas_20_de_20_flecha_20_1" draw:display-name="Puntas de flech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1-18T17:07:09.713000000</dc:date>
    <meta:editing-duration>PT4H38M46S</meta:editing-duration>
    <meta:editing-cycles>63</meta:editing-cycles>
    <meta:generator>LibreOffice/7.3.5.2$Windows_X86_64 LibreOffice_project/184fe81b8c8c30d8b5082578aee2fed2ea847c01</meta:generator>
    <meta:document-statistic meta:object-count="381"/>
  </office:meta>
</office:document-meta>
</file>